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2.01pt solid #ff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2.01pt solid #ff0000" fo:border-right="2.01pt solid #ff0000" fo:border-top="2.01pt solid #ff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333333" style:text-align-source="fix" style:repeat-content="false" fo:border-left="2.01pt solid #ff0000" fo:border-right="2.01pt solid #ff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2.01pt solid #ff0000" fo:border-right="2.01pt solid #ff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2.01pt solid #ff0000" fo:border-right="2.01pt solid #ff0000" fo:border-top="none"/>
      <style:paragraph-properties fo:text-align="center" fo:margin-left="0cm"/>
    </style:style>
    <style:style style:name="ce8" style:family="table-cell" style:parent-style-name="Default">
      <style:table-cell-properties fo:border-bottom="2.01pt solid #ff0000" style:text-align-source="fix" style:repeat-content="false" fo:border-left="2.01pt solid #ff0000" fo:border-right="2.01pt solid #ff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2.01pt solid #ff0000" fo:border-right="2.01pt solid #ff0000" fo:border-top="non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 fo:border="2.01pt solid #ff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e6e64c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cc"/>
    </style:style>
  </office:automatic-styles>
  <office:body>
    <office:spreadsheet>
      <table:table table:name="ComputeCrossingsFromPoint" table:style-name="ta1">
        <table:table-column table:style-name="co1" table:number-columns-repeated="1024" table:default-cell-style-name="ce1"/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98"/>
        </table:table-row>
        <table:table-row table:style-name="ro1">
          <table:table-cell office:value-type="float" office:value="-5">
            <text:p>-5</text:p>
          </table:table-cell>
          <table:table-cell table:number-columns-repeated="15"/>
          <table:table-cell table:style-name="ce2"/>
          <table:table-cell table:number-columns-repeated="1007"/>
        </table:table-row>
        <table:table-row table:style-name="ro1">
          <table:table-cell office:value-type="float" office:value="-4">
            <text:p>-4</text:p>
          </table:table-cell>
          <table:table-cell table:number-columns-repeated="16"/>
          <table:table-cell table:style-name="ce2"/>
          <table:table-cell table:number-columns-repeated="1006"/>
        </table:table-row>
        <table:table-row table:style-name="ro1">
          <table:table-cell office:value-type="float" office:value="-3">
            <text:p>-3</text:p>
          </table:table-cell>
          <table:table-cell table:number-columns-repeated="17"/>
          <table:table-cell table:style-name="ce2"/>
          <table:table-cell table:number-columns-repeated="1005"/>
        </table:table-row>
        <table:table-row table:style-name="ro1">
          <table:table-cell office:value-type="float" office:value="-2">
            <text:p>-2</text:p>
          </table:table-cell>
          <table:table-cell table:number-columns-repeated="9"/>
          <table:table-cell table:style-name="ce4" table:number-columns-repeated="3"/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office:value-type="float" office:value="-1">
            <text:p>-1</text:p>
          </table:table-cell>
          <table:table-cell table:number-columns-repeated="4"/>
          <table:table-cell table:style-name="ce2"/>
          <table:table-cell table:style-name="ce3"/>
          <table:table-cell table:number-columns-repeated="3"/>
          <table:table-cell table:style-name="ce5"/>
          <table:table-cell table:style-name="ce9" table:number-columns-repeated="2"/>
          <table:table-cell table:style-name="ce10" table:number-columns-repeated="7"/>
          <table:table-cell table:style-name="ce11"/>
          <table:table-cell table:style-name="ce10" table:number-columns-repeated="5"/>
          <table:table-cell table:number-columns-repeated="998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style-name="ce2"/>
          <table:table-cell table:style-name="ce3" table:number-columns-repeated="3"/>
          <table:table-cell table:style-name="ce6" table:number-columns-repeated="3"/>
          <table:table-cell table:style-name="ce3" table:number-columns-repeated="4"/>
          <table:table-cell table:number-columns-repeated="4"/>
          <table:table-cell table:style-name="ce2"/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3" table:number-columns-repeated="4"/>
          <table:table-cell table:style-name="ce6" table:number-columns-repeated="3"/>
          <table:table-cell table:style-name="ce3" table:number-columns-repeated="3"/>
          <table:table-cell table:style-name="ce2" table:number-columns-repeated="2"/>
          <table:table-cell table:number-columns-repeated="4"/>
          <table:table-cell table:style-name="ce2"/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style-name="ce3" table:number-columns-repeated="4"/>
          <table:table-cell table:style-name="ce6" table:number-columns-repeated="3"/>
          <table:table-cell table:style-name="ce3"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1000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style-name="ce3" table:number-columns-repeated="4"/>
          <table:table-cell table:style-name="ce6"/>
          <table:table-cell table:style-name="ce5"/>
          <table:table-cell table:style-name="ce9"/>
          <table:table-cell table:style-name="ce10" table:number-columns-repeated="4"/>
          <table:table-cell table:style-name="ce11"/>
          <table:table-cell table:style-name="ce10" table:number-columns-repeated="6"/>
          <table:table-cell table:style-name="ce11"/>
          <table:table-cell table:style-name="ce10"/>
          <table:table-cell table:number-columns-repeated="998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3" table:number-columns-repeated="4"/>
          <table:table-cell table:style-name="ce6" table:number-columns-repeated="3"/>
          <table:table-cell table:style-name="ce3" table:number-columns-repeated="4"/>
          <table:table-cell table:style-name="ce2"/>
          <table:table-cell table:number-columns-repeated="7"/>
          <table:table-cell table:style-name="ce2"/>
          <table:table-cell table:number-columns-repeated="998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3" table:number-columns-repeated="4"/>
          <table:table-cell table:style-name="ce6" table:number-columns-repeated="3"/>
          <table:table-cell table:style-name="ce3" table:number-columns-repeated="4"/>
          <table:table-cell/>
          <table:table-cell table:style-name="ce2"/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table:style-name="ce7" table:number-columns-repeated="3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table:style-name="ce7" table:number-columns-repeated="3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  <table:table-cell table:style-name="ce7" table:number-columns-repeated="3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table:style-name="ce8" table:number-columns-repeated="3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eCrossingsFromRect" table:style-name="ta1">
        <table:table-column table:style-name="co1" table:number-columns-repeated="1020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98"/>
        </table:table-row>
        <table:table-row table:style-name="ro1">
          <table:table-cell office:value-type="float" office:value="-4">
            <text:p>-4</text:p>
          </table:table-cell>
          <table:table-cell table:number-columns-repeated="1023"/>
        </table:table-row>
        <table:table-row table:style-name="ro1">
          <table:table-cell office:value-type="float" office:value="-3">
            <text:p>-3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-2">
            <text:p>-2</text:p>
          </table:table-cell>
          <table:table-cell table:number-columns-repeated="4"/>
          <table:table-cell table:style-name="ce3" table:number-columns-repeated="11"/>
          <table:table-cell table:style-name="ce12" table:number-columns-repeated="3"/>
          <table:table-cell table:style-name="ce3" table:number-columns-repeated="7"/>
          <table:table-cell table:number-columns-repeated="998"/>
        </table:table-row>
        <table:table-row table:style-name="ro1">
          <table:table-cell office:value-type="float" office:value="-1">
            <text:p>-1</text:p>
          </table:table-cell>
          <table:table-cell table:number-columns-repeated="4"/>
          <table:table-cell table:style-name="ce12"/>
          <table:table-cell table:style-name="ce3" table:number-columns-repeated="10"/>
          <table:table-cell table:style-name="ce12" table:number-columns-repeated="3"/>
          <table:table-cell table:style-name="ce3" table:number-columns-repeated="7"/>
          <table:table-cell table:number-columns-repeated="998"/>
        </table:table-row>
        <table:table-row-group>
          <table:table-row table:style-name="ro1">
            <table:table-cell office:value-type="float" office:value="0">
              <text:p>0</text:p>
            </table:table-cell>
            <table:table-cell table:number-columns-repeated="4"/>
            <table:table-cell table:style-name="ce3" table:number-columns-repeated="11"/>
            <table:table-cell table:style-name="ce12" table:number-columns-repeated="3"/>
            <table:table-cell table:style-name="ce3" table:number-columns-repeated="7"/>
            <table:table-cell table:number-columns-repeated="998"/>
          </table:table-row>
          <table:table-row table:style-name="ro1">
            <table:table-cell office:value-type="float" office:value="1">
              <text:p>1</text:p>
            </table:table-cell>
            <table:table-cell table:number-columns-repeated="4"/>
            <table:table-cell table:style-name="ce3" table:number-columns-repeated="11"/>
            <table:table-cell table:style-name="ce12" table:number-columns-repeated="3"/>
            <table:table-cell table:style-name="ce3" table:number-columns-repeated="7"/>
            <table:table-cell table:number-columns-repeated="998"/>
          </table:table-row>
          <table:table-row table:style-name="ro1">
            <table:table-cell office:value-type="float" office:value="2">
              <text:p>2</text:p>
            </table:table-cell>
            <table:table-cell table:number-columns-repeated="4"/>
            <table:table-cell table:style-name="ce3" table:number-columns-repeated="7"/>
            <table:table-cell table:style-name="ce14"/>
            <table:table-cell table:style-name="ce3" table:number-columns-repeated="3"/>
            <table:table-cell table:style-name="ce12" table:number-columns-repeated="3"/>
            <table:table-cell table:style-name="ce3" table:number-columns-repeated="7"/>
            <table:table-cell table:number-columns-repeated="998"/>
          </table:table-row>
          <table:table-row table:style-name="ro1">
            <table:table-cell office:value-type="float" office:value="3">
              <text:p>3</text:p>
            </table:table-cell>
            <table:table-cell table:number-columns-repeated="4"/>
            <table:table-cell table:style-name="ce3" table:number-columns-repeated="6"/>
            <table:table-cell table:style-name="ce13" table:number-columns-repeated="3"/>
            <table:table-cell table:style-name="ce15" table:number-columns-repeated="2"/>
            <table:table-cell table:style-name="ce16" table:number-columns-repeated="3"/>
            <table:table-cell table:style-name="ce15" table:number-columns-repeated="7"/>
            <table:table-cell table:number-columns-repeated="998"/>
          </table:table-row>
          <table:table-row table:style-name="ro1">
            <table:table-cell office:value-type="float" office:value="4">
              <text:p>4</text:p>
            </table:table-cell>
            <table:table-cell table:number-columns-repeated="4"/>
            <table:table-cell table:style-name="ce3" table:number-columns-repeated="6"/>
            <table:table-cell table:style-name="ce13" table:number-columns-repeated="3"/>
            <table:table-cell table:style-name="ce15" table:number-columns-repeated="2"/>
            <table:table-cell table:style-name="ce16" table:number-columns-repeated="3"/>
            <table:table-cell table:style-name="ce15" table:number-columns-repeated="7"/>
            <table:table-cell table:number-columns-repeated="998"/>
          </table:table-row>
          <table:table-row table:style-name="ro1">
            <table:table-cell office:value-type="float" office:value="5">
              <text:p>5</text:p>
            </table:table-cell>
            <table:table-cell table:number-columns-repeated="4"/>
            <table:table-cell table:style-name="ce3"/>
            <table:table-cell table:style-name="ce12" table:number-columns-repeated="4"/>
            <table:table-cell table:style-name="ce3"/>
            <table:table-cell table:style-name="ce13" table:number-columns-repeated="3"/>
            <table:table-cell table:style-name="ce15" table:number-columns-repeated="12"/>
            <table:table-cell table:number-columns-repeated="998"/>
          </table:table-row>
        </table:table-row-group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3"/>
          <table:table-cell table:style-name="ce12"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3-03-13T18:22:14</meta:creation-date>
    <dc:date>2013-03-13T19:26:20</dc:date>
    <dc:creator>Stéphane Galland</dc:creator>
    <meta:editing-duration>PT36M9S</meta:editing-duration>
    <meta:editing-cycles>12</meta:editing-cycles>
    <meta:generator>LibreOffice/3.5$Linux_X86_64 LibreOffice_project/350m1$Build-2</meta:generator>
    <meta:document-statistic meta:table-count="2" meta:cell-count="93" meta:object-count="0"/>
  </office:meta>
</office:document-meta>
</file>